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E00000267290668C87E862E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09in" svg:height="8.0925in" draw:z-index="0"><draw:image xlink:href="Pictures/100000000000020E00000267290668C87E862E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7:33:17.402705829</meta:creation-date>
    <dc:date>2017-02-07T17:37:30.579270938</dc:date>
    <meta:editing-duration>PT4M13S</meta:editing-duration>
    <meta:editing-cycles>1</meta:editing-cycles>
    <meta:generator>LibreOffice/5.1.6.2.0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